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Контрольные вопросы к разделу 1.17***</text:p>
      <text:p text:style-name="Standard"/>
      <text:p text:style-name="Standard">1.1.</text:p>
      <text:p text:style-name="Standard">а) Атрибуты телевизора включают в себя размер экрана, число цветов, которые он может отображать , </text:p>
      <text:p text:style-name="Standard">текущий канал и текущую громкость. Телевизор включается и выключается , переключает каналы, отображает</text:p>
      <text:p text:style-name="Standard"><text:s/>видеосигнал и носпроизводит звук .</text:p>
      <text:p text:style-name="Standard"/>
      <text:p text:style-name="Standard">Ь) Атрибуты кофеварки включают в себя максимальный объем воды , который она вмещает, время, требуемое </text:p>
      <text:p text:style-name="Standard">для приготовления кофе , и температуру пластины подогрева, на которой стоит кофейник . Кофеварка включается и </text:p>
      <text:p text:style-name="Standard">выключается, варит кофе и разогревает кофе .</text:p>
      <text:p text:style-name="Standard"/>
      <text:p text:style-name="Standard">с) Атрибуты черепахи включают в себя возраст , размер панциря и вес . Черепаха ползает, прячется в панцирь , </text:p>
      <text:p text:style-name="Standard">высовывается изпанциря и ест растительную пищу .</text:p>
      <text:p text:style-name="Standard"/>
      <text:p text:style-name="Standard">1.2. c).</text:p>
      <text:p text:style-name="Standard">1.3. b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04:06.056560117</meta:creation-date>
    <dc:date>2019-12-16T17:05:29.330546591</dc:date>
    <meta:editing-duration>PT1M26S</meta:editing-duration>
    <meta:editing-cycles>1</meta:editing-cycles>
    <meta:document-statistic meta:table-count="0" meta:image-count="0" meta:object-count="0" meta:page-count="1" meta:paragraph-count="12" meta:word-count="107" meta:character-count="708" meta:non-whitespace-character-count="608"/>
    <meta:generator>LibreOffice/6.0.7.3$Linux_x86 LibreOffice_project/00m0$Build-3</meta:generator>
  </office:meta>
</office:document-meta>
</file>